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3.691cm" fo:wrap-option="wrap"/>
      <style:paragraph-properties style:writing-mode="lr-tb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4.072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3.437cm" fo:wrap-option="wrap"/>
      <style:paragraph-properties style:writing-mode="lr-tb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91cm" svg:height="2.794cm" svg:x="8.747cm" svg:y="1.889cm">
          <text:p text:style-name="P1">Select messenger fol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747cm" svg:y1="3.286cm" svg:x2="5.953cm" svg:y2="6.207cm" draw:start-shape="id1" draw:start-glue-point="3" draw:end-shape="id2" draw:end-glue-point="0" svg:d="M8747 3286h-2794v2921" svg:viewBox="0 0 2795 2922">
          <text:p/>
        </draw:connector>
        <draw:custom-shape draw:style-name="gr3" draw:text-style-name="P1" xml:id="id2" draw:id="id2" draw:layer="layout" svg:width="4.572cm" svg:height="2.794cm" svg:x="3.667cm" svg:y="6.207cm">
          <text:p text:style-name="P1">Ask which group to run query on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191cm" svg:height="4.517cm" svg:x="1.508cm" svg:y="2.27cm">
          <draw:text-box>
            <text:p text:style-name="P1">Choose “run queries on all messages”</text:p>
          </draw:text-box>
        </draw:frame>
        <draw:frame draw:style-name="gr5" draw:text-style-name="P2" draw:layer="layout" svg:width="4.445cm" svg:height="3.806cm" svg:x="15.986cm" svg:y="1.508cm">
          <draw:text-box>
            <text:p text:style-name="P1">Choose “run queries on specific groups”</text:p>
          </draw:text-box>
        </draw:frame>
        <draw:custom-shape draw:style-name="gr3" draw:text-style-name="P1" xml:id="id3" draw:id="id3" draw:layer="layout" svg:width="4.572cm" svg:height="2.794cm" svg:x="13.446cm" svg:y="6.207cm">
          <text:p text:style-name="P1">Ask for date rang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938cm" svg:y1="3.286cm" svg:x2="15.732cm" svg:y2="6.207cm" draw:start-shape="id1" draw:start-glue-point="1" draw:end-shape="id3" draw:end-glue-point="0" svg:d="M12938 3286h2794v2921" svg:viewBox="0 0 2795 2922">
          <text:p/>
        </draw:connector>
        <draw:connector draw:style-name="gr6" draw:text-style-name="P3" draw:layer="layout" draw:type="line" svg:x1="8.239cm" svg:y1="7.604cm" svg:x2="13.446cm" svg:y2="7.604cm" draw:start-shape="id2" draw:start-glue-point="1" draw:end-shape="id3" draw:end-glue-point="3" svg:d="M8239 7604h5207" svg:viewBox="0 0 5208 1">
          <text:p/>
        </draw:connector>
        <draw:connector draw:style-name="gr6" draw:text-style-name="P3" draw:layer="layout" draw:type="line" svg:x1="15.732cm" svg:y1="9.001cm" svg:x2="10.779cm" svg:y2="9.636cm" draw:start-shape="id3" draw:start-glue-point="2" draw:end-shape="id4" draw:end-glue-point="0" svg:d="M15732 9001l-4953 635" svg:viewBox="0 0 4954 636">
          <text:p/>
        </draw:connector>
        <draw:custom-shape draw:style-name="gr3" draw:text-style-name="P1" xml:id="id6" draw:id="id6" draw:layer="layout" svg:width="4.572cm" svg:height="2.794cm" svg:x="15.351cm" svg:y="18.653cm">
          <text:p text:style-name="P1">Visualize data based on query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0.906cm" svg:y1="16.113cm" svg:x2="17.637cm" svg:y2="18.653cm" draw:start-shape="id5" draw:start-glue-point="2" draw:end-shape="id6" draw:end-glue-point="0" svg:d="M10906 16113l6731 2540" svg:viewBox="0 0 6732 2541">
          <text:p/>
        </draw:connector>
        <draw:custom-shape draw:style-name="gr3" draw:text-style-name="P1" xml:id="id7" draw:id="id7" draw:layer="layout" svg:width="4.572cm" svg:height="2.794cm" svg:x="2.016cm" svg:y="22.082cm">
          <text:p text:style-name="P1">Close applicat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3.937cm" svg:height="2.159cm" svg:x="9.255cm" svg:y="18.272cm">
          <text:p text:style-name="P1">Export data to CSV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0.906cm" svg:y1="16.113cm" svg:x2="4.302cm" svg:y2="22.082cm" draw:start-shape="id5" draw:start-glue-point="2" draw:end-shape="id7" draw:end-glue-point="0" svg:d="M10906 16113l-6604 5969" svg:viewBox="0 0 6605 5970">
          <text:p/>
        </draw:connector>
        <draw:connector draw:style-name="gr6" draw:text-style-name="P3" draw:layer="layout" draw:type="line" svg:x1="10.906cm" svg:y1="16.113cm" svg:x2="11.223cm" svg:y2="18.272cm" draw:start-shape="id5" draw:start-glue-point="2" draw:end-shape="id8" draw:end-glue-point="0" svg:d="M10906 16113l317 2159" svg:viewBox="0 0 318 2160">
          <text:p/>
        </draw:connector>
        <draw:custom-shape draw:style-name="gr3" draw:text-style-name="P1" xml:id="id9" draw:id="id9" draw:layer="layout" svg:width="4.572cm" svg:height="2.794cm" svg:x="15.351cm" svg:y="22.971cm">
          <text:p text:style-name="P1">Export chart to PNG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7.637cm" svg:y1="21.447cm" svg:x2="17.637cm" svg:y2="22.971cm" draw:start-shape="id6" draw:start-glue-point="2" draw:end-shape="id9" draw:end-glue-point="0" svg:d="M17637 21447v1524" svg:viewBox="0 0 1 1525">
          <text:p/>
        </draw:connector>
        <draw:connector draw:style-name="gr6" draw:text-style-name="P3" draw:layer="layout" draw:type="line" svg:x1="15.351cm" svg:y1="24.368cm" svg:x2="6.588cm" svg:y2="23.479cm" draw:start-shape="id9" draw:start-glue-point="3" draw:end-shape="id7" draw:end-glue-point="1" svg:d="M15351 24368l-8763-889" svg:viewBox="0 0 8764 890">
          <text:p/>
        </draw:connector>
        <draw:connector draw:style-name="gr6" draw:text-style-name="P3" draw:layer="layout" draw:type="line" svg:x1="9.255cm" svg:y1="19.351cm" svg:x2="4.302cm" svg:y2="22.082cm" draw:start-shape="id8" draw:start-glue-point="3" draw:end-shape="id7" draw:end-glue-point="0" svg:d="M9255 19351l-4953 2731" svg:viewBox="0 0 4954 2732">
          <text:p/>
        </draw:connector>
        <draw:connector draw:style-name="gr6" draw:text-style-name="P3" draw:layer="layout" draw:type="line" svg:x1="15.351cm" svg:y1="20.05cm" svg:x2="6.588cm" svg:y2="23.479cm" draw:start-shape="id6" draw:start-glue-point="3" draw:end-shape="id7" draw:end-glue-point="1" svg:d="M15351 20050l-8763 3429" svg:viewBox="0 0 8764 3430">
          <text:p/>
        </draw:connector>
        <draw:connector draw:style-name="gr8" draw:text-style-name="P3" draw:layer="layout" draw:type="line" svg:x1="17.637cm" svg:y1="21.447cm" svg:x2="17.637cm" svg:y2="22.971cm" draw:start-shape="id6" draw:start-glue-point="2" draw:end-shape="id9" draw:end-glue-point="0" svg:d="M17637 21447v1524" svg:viewBox="0 0 1 1525">
          <text:p/>
        </draw:connector>
        <draw:connector draw:style-name="gr8" draw:text-style-name="P3" draw:layer="layout" draw:type="line" svg:x1="13.192cm" svg:y1="19.351cm" svg:x2="15.351cm" svg:y2="20.05cm" draw:start-shape="id8" draw:start-glue-point="1" draw:end-shape="id6" draw:end-glue-point="3" svg:d="M13192 19351l2159 699" svg:viewBox="0 0 2160 700">
          <text:p/>
        </draw:connector>
        <draw:connector draw:style-name="gr6" draw:text-style-name="P3" draw:layer="layout" draw:type="line" svg:x1="10.779cm" svg:y1="12.43cm" svg:x2="10.906cm" svg:y2="13.319cm" draw:start-shape="id4" draw:start-glue-point="2" draw:end-shape="id5" draw:end-glue-point="0" svg:d="M10779 12430l127 889" svg:viewBox="0 0 128 890">
          <text:p/>
        </draw:connector>
        <draw:connector draw:style-name="gr8" draw:text-style-name="P3" draw:layer="layout" draw:type="line" svg:x1="4.302cm" svg:y1="22.082cm" svg:x2="10.842cm" svg:y2="4.683cm" draw:start-shape="id7" draw:start-glue-point="0" draw:end-shape="id1" draw:end-glue-point="2" svg:d="M4302 22082l6540-17399" svg:viewBox="0 0 6541 17400">
          <text:p/>
        </draw:connector>
        <draw:custom-shape draw:style-name="gr3" draw:text-style-name="P1" xml:id="id4" draw:id="id4" draw:layer="layout" svg:width="4.572cm" svg:height="2.794cm" svg:x="8.493cm" svg:y="9.636cm">
          <text:p text:style-name="P1">Select query to run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4.302cm" svg:y1="22.082cm" svg:x2="15.732cm" svg:y2="9.001cm" draw:start-shape="id7" draw:start-glue-point="0" draw:end-shape="id3" draw:end-glue-point="2" svg:d="M4302 22082l11430-13081" svg:viewBox="0 0 11431 13082">
          <text:p/>
        </draw:connector>
        <draw:custom-shape draw:style-name="gr3" draw:text-style-name="P1" xml:id="id5" draw:id="id5" draw:layer="layout" svg:width="4.572cm" svg:height="2.794cm" svg:x="8.62cm" svg:y="13.319cm">
          <text:p text:style-name="P1">Run quer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1T21:12:06.425927254</meta:creation-date>
    <dc:date>2020-05-11T21:46:47.340946505</dc:date>
    <meta:editing-duration>PT34M34S</meta:editing-duration>
    <meta:editing-cycles>16</meta:editing-cycles>
    <meta:generator>LibreOffice/6.4.3.2$Linux_X86_64 LibreOffice_project/40$Build-2</meta:generator>
    <meta:document-statistic meta:object-count="27"/>
  </office:meta>
</office:document-meta>
</file>